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bb31"/>
    </style:style>
    <style:style style:name="P2" style:family="paragraph" style:parent-style-name="Text_20_body">
      <style:text-properties officeooo:paragraph-rsid="0014bb31"/>
    </style:style>
    <style:style style:name="P3" style:family="paragraph" style:parent-style-name="Heading_20_3">
      <style:text-properties officeooo:paragraph-rsid="0014ea6c"/>
    </style:style>
    <style:style style:name="P4" style:family="paragraph" style:parent-style-name="Horizontal_20_Line">
      <style:text-properties officeooo:paragraph-rsid="0014ea6c"/>
    </style:style>
    <style:style style:name="P5" style:family="paragraph" style:parent-style-name="Preformatted_20_Text">
      <style:text-properties officeooo:paragraph-rsid="0014ea6c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4ea6c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4ea6c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14ea6c"/>
    </style:style>
    <style:style style:name="P9" style:family="paragraph" style:parent-style-name="Text_20_body" style:list-style-name="L1">
      <style:text-properties officeooo:paragraph-rsid="0014bb31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14bb31"/>
    </style:style>
    <style:style style:name="P11" style:family="paragraph" style:parent-style-name="Text_20_body">
      <style:text-properties officeooo:paragraph-rsid="0014bb31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14ea6c"/>
    </style:style>
    <style:style style:name="P13" style:family="paragraph" style:parent-style-name="Text_20_body" style:list-style-name="L2">
      <style:text-properties officeooo:paragraph-rsid="0014ea6c"/>
    </style:style>
    <style:style style:name="P14" style:family="paragraph" style:parent-style-name="Text_20_body" style:list-style-name="L9">
      <style:paragraph-properties fo:margin-top="0cm" fo:margin-bottom="0cm" style:contextual-spacing="false"/>
      <style:text-properties officeooo:paragraph-rsid="0014ea6c"/>
    </style:style>
    <style:style style:name="P15" style:family="paragraph" style:parent-style-name="Text_20_body" style:list-style-name="L9">
      <style:text-properties officeooo:paragraph-rsid="0014ea6c"/>
    </style:style>
    <style:style style:name="P16" style:family="paragraph" style:parent-style-name="Text_20_body" style:list-style-name="L10">
      <style:paragraph-properties fo:margin-top="0cm" fo:margin-bottom="0cm" style:contextual-spacing="false"/>
      <style:text-properties officeooo:paragraph-rsid="0014ea6c"/>
    </style:style>
    <style:style style:name="P17" style:family="paragraph" style:parent-style-name="Text_20_body" style:list-style-name="L10">
      <style:text-properties officeooo:paragraph-rsid="0014ea6c"/>
    </style:style>
    <style:style style:name="P18" style:family="paragraph" style:parent-style-name="Text_20_body" style:list-style-name="L11">
      <style:paragraph-properties fo:margin-top="0cm" fo:margin-bottom="0cm" style:contextual-spacing="false"/>
      <style:text-properties officeooo:paragraph-rsid="0014ea6c"/>
    </style:style>
    <style:style style:name="P19" style:family="paragraph" style:parent-style-name="Text_20_body" style:list-style-name="L11">
      <style:text-properties officeooo:paragraph-rsid="0014ea6c"/>
    </style:style>
    <style:style style:name="P20" style:family="paragraph" style:parent-style-name="Text_20_body" style:list-style-name="L12">
      <style:paragraph-properties fo:margin-top="0cm" fo:margin-bottom="0cm" style:contextual-spacing="false"/>
      <style:text-properties officeooo:paragraph-rsid="0014ea6c"/>
    </style:style>
    <style:style style:name="P21" style:family="paragraph" style:parent-style-name="Text_20_body" style:list-style-name="L12">
      <style:text-properties officeooo:paragraph-rsid="0014ea6c"/>
    </style:style>
    <style:style style:name="P22" style:family="paragraph" style:parent-style-name="Text_20_body" style:list-style-name="L13">
      <style:paragraph-properties fo:margin-top="0cm" fo:margin-bottom="0cm" style:contextual-spacing="false"/>
      <style:text-properties officeooo:paragraph-rsid="0014ea6c"/>
    </style:style>
    <style:style style:name="P23" style:family="paragraph" style:parent-style-name="Text_20_body" style:list-style-name="L13">
      <style:text-properties officeooo:paragraph-rsid="0014ea6c"/>
    </style:style>
    <style:style style:name="P24" style:family="paragraph" style:parent-style-name="Text_20_body" style:list-style-name="L14">
      <style:paragraph-properties fo:margin-top="0cm" fo:margin-bottom="0cm" style:contextual-spacing="false"/>
      <style:text-properties officeooo:paragraph-rsid="0014ea6c"/>
    </style:style>
    <style:style style:name="P25" style:family="paragraph" style:parent-style-name="Text_20_body" style:list-style-name="L14">
      <style:text-properties officeooo:paragraph-rsid="0014ea6c"/>
    </style:style>
    <style:style style:name="P26" style:family="paragraph" style:parent-style-name="Text_20_body">
      <style:text-properties officeooo:paragraph-rsid="0014ea6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/></text:h>
      <text:h text:style-name="P1" text:outline-level="3"><text:span text:style-name="Strong_20_Emphasis">Architettura Standard per i DBMS</text:span></text:h>
      <text:p text:style-name="P2">L'architettura standard per i Database Management Systems (DBMS) è suddivisa in <text:span text:style-name="Strong_20_Emphasis">3 livelli</text:span> distinti, che permettono di gestire la separazione tra la <text:span text:style-name="Strong_20_Emphasis">rappresentazione fisica</text:span> e quella <text:span text:style-name="Strong_20_Emphasis">logica</text:span> dei dati:</text:p>
      <text:list text:style-name="L1">
        <text:list-item>
          <text:p text:style-name="P9"><text:span text:style-name="Strong_20_Emphasis">Livello Interno</text:span>:</text:p>
          <text:list>
            <text:list-item>
              <text:p text:style-name="P10">Rappresenta la <text:span text:style-name="Strong_20_Emphasis">memorizzazione fisica</text:span> dei dati.</text:p>
            </text:list-item>
            <text:list-item>
              <text:p text:style-name="P10">Dipende dal DBMS in uso, quindi può variare in base al tipo di sistema di gestione del database (e.g., differenze nella gestione delle risorse hardware e nella strutturazione dei dati).</text:p>
            </text:list-item>
          </text:list>
        </text:list-item>
        <text:list-item>
          <text:p text:style-name="P9"><text:span text:style-name="Strong_20_Emphasis">Livello Logico</text:span>:</text:p>
          <text:list>
            <text:list-item>
              <text:p text:style-name="P10">Descrive il <text:span text:style-name="Strong_20_Emphasis">modello logico</text:span> dei dati.</text:p>
            </text:list-item>
            <text:list-item>
              <text:p text:style-name="P10">È indipendente da come i dati sono memorizzati fisicamente.</text:p>
            </text:list-item>
            <text:list-item>
              <text:p text:style-name="P10">Un esempio comune di modello logico è il <text:span text:style-name="Strong_20_Emphasis">modello relazionale</text:span>, in cui i dati sono organizzati in tabelle e le relazioni tra di esse vengono definite attraverso chiavi primarie e chiavi esterne.</text:p>
            </text:list-item>
          </text:list>
        </text:list-item>
        <text:list-item>
          <text:p text:style-name="P9"><text:span text:style-name="Strong_20_Emphasis">Livello Esterno</text:span>:</text:p>
          <text:list>
            <text:list-item>
              <text:p text:style-name="P10">Fornisce una o più <text:span text:style-name="Strong_20_Emphasis">descrizioni personalizzate</text:span> di porzioni specifiche dei dati, relative a <text:span text:style-name="Strong_20_Emphasis">interessi particolari</text:span> degli utenti.</text:p>
            </text:list-item>
            <text:list-item>
              <text:p text:style-name="P9">È indipendente dal modello logico e può presentare organizzazioni alternative dei dati (diverse da quelle dello schema logico), come nel caso delle <text:span text:style-name="Strong_20_Emphasis">viste sui dati</text:span>.</text:p>
            </text:list-item>
          </text:list>
        </text:list-item>
      </text:list>
      <text:p text:style-name="P2"/>
      <text:h text:style-name="P3" text:outline-level="3"><text:span text:style-name="Strong_20_Emphasis"/></text:h>
      <text:p text:style-name="P26"/>
      <text:h text:style-name="P3" text:outline-level="3"><text:span text:style-name="Strong_20_Emphasis">Controllo dell’Accesso</text:span></text:h>
      <text:p text:style-name="P26">I DBMS (Database Management Systems) implementano meccanismi per il <text:span text:style-name="Strong_20_Emphasis">controllo dell'accesso</text:span> alle risorse del sistema, come:</text:p>
      <text:list text:style-name="L2">
        <text:list-item>
          <text:p text:style-name="P12"><text:span text:style-name="Strong_20_Emphasis">Tabelle</text:span></text:p>
        </text:list-item>
        <text:list-item>
          <text:p text:style-name="P12"><text:span text:style-name="Strong_20_Emphasis">Viste</text:span></text:p>
        </text:list-item>
        <text:list-item>
          <text:p text:style-name="P12"><text:span text:style-name="Strong_20_Emphasis">Domini</text:span></text:p>
        </text:list-item>
        <text:list-item>
          <text:p text:style-name="P12"><text:span text:style-name="Strong_20_Emphasis">Procedure</text:span></text:p>
        </text:list-item>
        <text:list-item>
          <text:p text:style-name="P13">Altre risorse.</text:p>
        </text:list-item>
      </text:list>
      <text:p text:style-name="P26">Il controllo dell'accesso avviene tramite un sistema di <text:span text:style-name="Strong_20_Emphasis">utenti/password</text:span> e <text:span text:style-name="Strong_20_Emphasis">privilegi</text:span>. In particolare:</text:p>
      <text:list text:style-name="L9">
        <text:list-item>
          <text:p text:style-name="P14">L'utente che crea una risorsa (ad esempio una tabella) è considerato il <text:span text:style-name="Strong_20_Emphasis">proprietario</text:span> della risorsa stessa e ha il diritto di modificarla, eliminarla e concedere privilegi ad altri utenti.</text:p>
        </text:list-item>
        <text:list-item>
          <text:p text:style-name="P15">Esiste sempre un <text:span text:style-name="Strong_20_Emphasis">super-utente</text:span> (di solito denominato <text:span text:style-name="Strong_20_Emphasis">_system</text:span> o <text:span text:style-name="Strong_20_Emphasis">root</text:span>) che ha accesso completo e illimitato alle risorse.</text:p>
        </text:list-item>
      </text:list>
      <text:p text:style-name="P4"/>
      <text:h text:style-name="P3" text:outline-level="3"><text:soft-page-break/><text:span text:style-name="Strong_20_Emphasis">Creazione di Utenti</text:span></text:h>
      <text:p text:style-name="P26">Per creare un nuovo utente in un DBMS, si utilizza il comando <text:span text:style-name="Source_20_Text">CREATE USER</text:span>. La sintassi di base è:</text:p>
      <text:p text:style-name="P5">sql</text:p>
      <text:p text:style-name="P5">Copia codice</text:p>
      <text:p text:style-name="P6"><text:span text:style-name="Source_20_Text">CREATE USER &lt;Nome&gt; WITH &lt;Opzioni&gt;;</text:span></text:p>
      <text:p text:style-name="P26">Una delle opzioni principali è la possibilità di definire una <text:span text:style-name="Strong_20_Emphasis">password</text:span> per l'utente. Ad esempio:</text:p>
      <text:p text:style-name="P5">sql</text:p>
      <text:p text:style-name="P5">Copia codice</text:p>
      <text:p text:style-name="P6"><text:span text:style-name="Source_20_Text">CREATE USER mario WITH PASSWORD 'securepassword';</text:span></text:p>
      <text:p text:style-name="P26"><text:span text:style-name="Strong_20_Emphasis">Nota</text:span>: Molti dettagli specifici sulle opzioni e il comportamento di questo comando variano a seconda del DBMS utilizzato. È sempre consigliato consultare la documentazione specifica del DBMS in uso.</text:p>
      <text:p text:style-name="P4"/>
      <text:h text:style-name="P3" text:outline-level="3"><text:span text:style-name="Strong_20_Emphasis">Privilegi Utente</text:span></text:h>
      <text:p text:style-name="P26">Un <text:span text:style-name="Strong_20_Emphasis">privilegio</text:span> è definito da:</text:p>
      <text:list text:style-name="L10">
        <text:list-item>
          <text:p text:style-name="P16">La <text:span text:style-name="Strong_20_Emphasis">risorsa</text:span> alla quale si riferisce (ad esempio una tabella o una vista).</text:p>
        </text:list-item>
        <text:list-item>
          <text:p text:style-name="P16">L'<text:span text:style-name="Strong_20_Emphasis">utente che concede</text:span> il privilegio.</text:p>
        </text:list-item>
        <text:list-item>
          <text:p text:style-name="P16">L'<text:span text:style-name="Strong_20_Emphasis">utente che riceve</text:span> il privilegio.</text:p>
        </text:list-item>
        <text:list-item>
          <text:p text:style-name="P16">L'<text:span text:style-name="Strong_20_Emphasis">azione permessa</text:span> sulla risorsa (ad esempio, leggere, inserire, aggiornare).</text:p>
        </text:list-item>
        <text:list-item>
          <text:p text:style-name="P17">Se l'utente che riceve il privilegio può o meno <text:span text:style-name="Strong_20_Emphasis">concederlo ad altri utenti</text:span>.</text:p>
        </text:list-item>
      </text:list>
      <text:p text:style-name="P4"/>
      <text:h text:style-name="P3" text:outline-level="3"><text:span text:style-name="Strong_20_Emphasis">Privilegi Disponibili</text:span></text:h>
      <text:p text:style-name="P26">I DBMS prevedono (almeno) i seguenti privilegi:</text:p>
      <text:list text:style-name="L11">
        <text:list-item>
          <text:p text:style-name="P18"><text:span text:style-name="Strong_20_Emphasis">INSERT</text:span>: Permette di inserire nuovi oggetti (ad esempio, righe in una tabella).</text:p>
        </text:list-item>
        <text:list-item>
          <text:p text:style-name="P18"><text:span text:style-name="Strong_20_Emphasis">UPDATE</text:span>: Permette di aggiornare il valore di un oggetto (ad esempio, modificare una riga in una tabella).</text:p>
        </text:list-item>
        <text:list-item>
          <text:p text:style-name="P18"><text:span text:style-name="Strong_20_Emphasis">DELETE</text:span>: Permette di eliminare oggetti (ad esempio, righe in una tabella).</text:p>
        </text:list-item>
        <text:list-item>
          <text:p text:style-name="P18"><text:span text:style-name="Strong_20_Emphasis">SELECT</text:span>: Permette di leggere i dati di una risorsa (ad esempio, una tabella).</text:p>
        </text:list-item>
        <text:list-item>
          <text:p text:style-name="P18"><text:span text:style-name="Strong_20_Emphasis">REFERENCES</text:span>: Permette di fare riferimento a una risorsa durante la definizione dello schema di una tabella (ad esempio, utilizzare una tabella come chiave esterna).</text:p>
        </text:list-item>
        <text:list-item>
          <text:p text:style-name="P18"><text:span text:style-name="Strong_20_Emphasis">USAGE</text:span>: Permette di utilizzare una risorsa (ad esempio, un dominio) in una definizione (ad esempio, nello schema di una tabella).</text:p>
        </text:list-item>
        <text:list-item>
          <text:p text:style-name="P19"><text:span text:style-name="Strong_20_Emphasis">ALL PRIVILEGES</text:span>: Permette qualsiasi azione su una risorsa.</text:p>
        </text:list-item>
      </text:list>
      <text:p text:style-name="P4"/>
      <text:h text:style-name="P3" text:outline-level="3"><text:span text:style-name="Strong_20_Emphasis">Concessione di Privilegi ad Utenti</text:span></text:h>
      <text:p text:style-name="P26">Il comando SQL per <text:span text:style-name="Strong_20_Emphasis">concedere privilegi</text:span> a uno o più utenti su una risorsa è:</text:p>
      <text:p text:style-name="P5">sql</text:p>
      <text:p text:style-name="P5"><text:soft-page-break/>Copia codice</text:p>
      <text:p text:style-name="P6"><text:span text:style-name="Source_20_Text">GRANT &lt;Privilegi&gt; ON &lt;Risorsa&gt; TO &lt;Utenti&gt; [WITH GRANT OPTION];</text:span></text:p>
      <text:p text:style-name="P26">Dove:</text:p>
      <text:list text:style-name="L12">
        <text:list-item>
          <text:p text:style-name="P20"><text:span text:style-name="Source_20_Text">&lt;Privilegi&gt;</text:span>: i privilegi che si vogliono concedere (ad esempio <text:span text:style-name="Source_20_Text">SELECT</text:span>, <text:span text:style-name="Source_20_Text">INSERT</text:span>, ecc.).</text:p>
        </text:list-item>
        <text:list-item>
          <text:p text:style-name="P20"><text:span text:style-name="Source_20_Text">&lt;Risorsa&gt;</text:span>: la risorsa sulla quale i privilegi vengono concessi (ad esempio una tabella o una vista).</text:p>
        </text:list-item>
        <text:list-item>
          <text:p text:style-name="P21"><text:span text:style-name="Source_20_Text">&lt;Utenti&gt;</text:span>: gli utenti che ricevono i privilegi.</text:p>
        </text:list-item>
      </text:list>
      <text:p text:style-name="P26">Se si include l'opzione <text:span text:style-name="Strong_20_Emphasis">WITH GRANT OPTION</text:span>, l'utente che riceve i privilegi può <text:span text:style-name="Strong_20_Emphasis">concederli</text:span> ad altri utenti.</text:p>
      <text:p text:style-name="P26"><text:span text:style-name="Strong_20_Emphasis">Esempio</text:span>:</text:p>
      <text:p text:style-name="P5">sql</text:p>
      <text:p text:style-name="P5">Copia codice</text:p>
      <text:p text:style-name="P6"><text:span text:style-name="Source_20_Text">GRANT SELECT ON Impiegato TO mario;</text:span></text:p>
      <text:p text:style-name="P26">In questo caso, l'utente <text:span text:style-name="Strong_20_Emphasis">mario</text:span> può effettuare interrogazioni sulla tabella <text:span text:style-name="Strong_20_Emphasis">Impiegato</text:span>, ma <text:span text:style-name="Strong_20_Emphasis">non può concedere il privilegio ad altri</text:span>.</text:p>
      <text:p text:style-name="P4"/>
      <text:h text:style-name="P3" text:outline-level="3"><text:span text:style-name="Strong_20_Emphasis">Revoca di Privilegi ad Utenti</text:span></text:h>
      <text:p text:style-name="P26">Per <text:span text:style-name="Strong_20_Emphasis">revocare</text:span> i privilegi da uno o più utenti, si utilizza il comando <text:span text:style-name="Source_20_Text">REVOKE</text:span>:</text:p>
      <text:p text:style-name="P5">sql</text:p>
      <text:p text:style-name="P5">Copia codice</text:p>
      <text:p text:style-name="P6"><text:span text:style-name="Source_20_Text">REVOKE &lt;Privilegi&gt; ON &lt;Risorsa&gt; FROM &lt;Utenti&gt; [RESTRICT | CASCADE];</text:span></text:p>
      <text:list text:style-name="L13">
        <text:list-item>
          <text:p text:style-name="P22">Se si specifica <text:span text:style-name="Strong_20_Emphasis">RESTRICT</text:span> (default), i privilegi non verranno revocati se sono stati propagati ad altri utenti.</text:p>
        </text:list-item>
        <text:list-item>
          <text:p text:style-name="P23">Se si specifica <text:span text:style-name="Strong_20_Emphasis">CASCADE</text:span>, vengono revocati anche i privilegi concessi ad altri utenti (privilegi propagati).</text:p>
        </text:list-item>
      </text:list>
      <text:p text:style-name="P26"><text:span text:style-name="Strong_20_Emphasis">Esempio</text:span>:</text:p>
      <text:p text:style-name="P5">sql</text:p>
      <text:p text:style-name="P5">Copia codice</text:p>
      <text:p text:style-name="P6"><text:span text:style-name="Source_20_Text">REVOKE SELECT ON Impiegato FROM mario;</text:span></text:p>
      <text:p text:style-name="P26">In questo caso, l'utente <text:span text:style-name="Strong_20_Emphasis">mario</text:span> non potrà più eseguire <text:span text:style-name="Strong_20_Emphasis">SELECT</text:span> sulla tabella <text:span text:style-name="Strong_20_Emphasis">Impiegato</text:span>.</text:p>
      <text:p text:style-name="P4"/>
      <text:h text:style-name="P3" text:outline-level="3"><text:span text:style-name="Strong_20_Emphasis">Principio dei Privilegi Minimali</text:span></text:h>
      <text:p text:style-name="P26">Un concetto fondamentale per la sicurezza dei DBMS è il <text:span text:style-name="Strong_20_Emphasis">principio dei privilegi minimi</text:span>, che stabilisce che <text:span text:style-name="Strong_20_Emphasis">gli utenti devono ricevere solo i privilegi strettamente necessari</text:span> per eseguire le azioni che devono svolgere. Questo principio è essenziale per limitare i rischi di abusi o di accessi non autorizzati alle risorse.</text:p>
      <text:p text:style-name="P4"/>
      <text:h text:style-name="P3" text:outline-level="3"><text:soft-page-break/><text:span text:style-name="Strong_20_Emphasis">Ruoli</text:span></text:h>
      <text:p text:style-name="P26">In SQL:1999, è possibile definire <text:span text:style-name="Strong_20_Emphasis">ruoli</text:span>, che sono insiemi di privilegi. Un <text:span text:style-name="Strong_20_Emphasis">ruolo</text:span> può essere assegnato a uno o più utenti, semplificando la gestione dei privilegi, soprattutto in sistemi con molti utenti.</text:p>
      <text:p text:style-name="P26"><text:span text:style-name="Strong_20_Emphasis">Esempio di gestione di un ruolo</text:span>:</text:p>
      <text:p text:style-name="P5">sql</text:p>
      <text:p text:style-name="P5">Copia codice</text:p>
      <text:p text:style-name="P7"><text:span text:style-name="Source_20_Text">CREATE ROLE manager;</text:span></text:p>
      <text:p text:style-name="P8"><text:span text:style-name="Source_20_Text">GRANT SELECT, INSERT, UPDATE ON Impiegato TO manager;</text:span></text:p>
      <text:p text:style-name="P26">In questo esempio:</text:p>
      <text:list text:style-name="L14">
        <text:list-item>
          <text:p text:style-name="P24">Viene creato un <text:span text:style-name="Strong_20_Emphasis">ruolo</text:span> chiamato <text:span text:style-name="Strong_20_Emphasis">manager</text:span>.</text:p>
        </text:list-item>
        <text:list-item>
          <text:p text:style-name="P25">A questo ruolo vengono concessi i privilegi di <text:span text:style-name="Strong_20_Emphasis">SELECT</text:span>, <text:span text:style-name="Strong_20_Emphasis">INSERT</text:span> e <text:span text:style-name="Strong_20_Emphasis">UPDATE</text:span> sulla tabella <text:span text:style-name="Strong_20_Emphasis">Impiegato</text:span>.</text:p>
        </text:list-item>
      </text:list>
      <text:p text:style-name="P26">Gli utenti possono quindi essere assegnati al ruolo <text:span text:style-name="Strong_20_Emphasis">manager</text:span> senza dover concedere manualmente i privilegi uno per uno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55:24.427170361</meta:creation-date>
    <meta:generator>LibreOffice/24.2.6.2$Linux_X86_64 LibreOffice_project/420$Build-2</meta:generator>
    <dc:date>2024-11-25T04:27:41.176965187</dc:date>
    <meta:editing-duration>PT9S</meta:editing-duration>
    <meta:editing-cycles>2</meta:editing-cycles>
    <meta:document-statistic meta:table-count="0" meta:image-count="0" meta:object-count="0" meta:page-count="4" meta:paragraph-count="88" meta:word-count="883" meta:character-count="5534" meta:non-whitespace-character-count="4775"/>
  </office:meta>
</office:document-meta>
</file>